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RMS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ax error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ange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s</text:p>
          </table:table-cell>
          <table:table-cell table:style-name="ce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1out100ms_noscale_smoothed450n-0n-150d</text:p>
          </table:table-cell>
          <table:table-cell office:value-type="float" office:value="0.9534" calcext:value-type="float">
            <text:p>0.9534</text:p>
          </table:table-cell>
          <table:table-cell office:value-type="float" office:value="3.8822" calcext:value-type="float">
            <text:p>3.8822</text:p>
          </table:table-cell>
          <table:table-cell office:value-type="float" office:value="0.4379" calcext:value-type="float">
            <text:p>0.4379</text:p>
          </table:table-cell>
          <table:table-cell office:value-type="float" office:value="3.8705" calcext:value-type="float">
            <text:p>3.8705</text:p>
          </table:table-cell>
          <table:table-cell office:value-type="float" office:value="14.3614" calcext:value-type="float">
            <text:p>14.3614</text:p>
          </table:table-cell>
          <table:table-cell office:value-type="float" office:value="1.24666" calcext:value-type="float">
            <text:p>1.24666</text:p>
          </table:table-cell>
          <table:table-cell office:value-type="float" office:value="38.315" calcext:value-type="float">
            <text:p>38.315</text:p>
          </table:table-cell>
          <table:table-cell office:value-type="float" office:value="189.114" calcext:value-type="float">
            <text:p>189.114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string" calcext:value-type="string">
            <text:p>1out150ms_noscale_smoothed450n-0n-150d</text:p>
          </table:table-cell>
          <table:table-cell office:value-type="float" office:value="1.425" calcext:value-type="float">
            <text:p>1.425</text:p>
          </table:table-cell>
          <table:table-cell office:value-type="float" office:value="4.166" calcext:value-type="float">
            <text:p>4.166</text:p>
          </table:table-cell>
          <table:table-cell office:value-type="float" office:value="0.77" calcext:value-type="float">
            <text:p>0.77</text:p>
          </table:table-cell>
          <table:table-cell office:value-type="float" office:value="5.1865" calcext:value-type="float">
            <text:p>5.1865</text:p>
          </table:table-cell>
          <table:table-cell office:value-type="float" office:value="16.3945" calcext:value-type="float">
            <text:p>16.3945</text:p>
          </table:table-cell>
          <table:table-cell office:value-type="float" office:value="2.0809" calcext:value-type="float">
            <text:p>2.0809</text:p>
          </table:table-cell>
          <table:table-cell office:value-type="float" office:value="37.849" calcext:value-type="float">
            <text:p>37.849</text:p>
          </table:table-cell>
          <table:table-cell office:value-type="float" office:value="185.265" calcext:value-type="float">
            <text:p>185.265</text:p>
          </table:table-cell>
          <table:table-cell office:value-type="float" office:value="23.1893" calcext:value-type="float">
            <text:p>23.1893</text:p>
          </table:table-cell>
        </table:table-row>
        <table:table-row table:style-name="ro1">
          <table:table-cell office:value-type="string" calcext:value-type="string">
            <text:p>1out150ms_noscale_smoothed450n-200n-150d</text:p>
          </table:table-cell>
          <table:table-cell office:value-type="float" office:value="1.3133" calcext:value-type="float">
            <text:p>1.3133</text:p>
          </table:table-cell>
          <table:table-cell office:value-type="float" office:value="2.6394" calcext:value-type="float">
            <text:p>2.6394</text:p>
          </table:table-cell>
          <table:table-cell office:value-type="float" office:value="0.5004" calcext:value-type="float">
            <text:p>0.5004</text:p>
          </table:table-cell>
          <table:table-cell office:value-type="float" office:value="5.2938" calcext:value-type="float">
            <text:p>5.2938</text:p>
          </table:table-cell>
          <table:table-cell office:value-type="float" office:value="14.3797" calcext:value-type="float">
            <text:p>14.3797</text:p>
          </table:table-cell>
          <table:table-cell office:value-type="float" office:value="1.22059" calcext:value-type="float">
            <text:p>1.220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9:59:06.223901732</meta:creation-date>
    <dc:date>2018-02-12T14:58:49.753161434</dc:date>
    <meta:editing-duration>PT1H48M29S</meta:editing-duration>
    <meta:editing-cycles>8</meta:editing-cycles>
    <meta:generator>LibreOffice/5.1.6.2$Linux_X86_64 LibreOffice_project/10m0$Build-2</meta:generator>
    <meta:document-statistic meta:table-count="1" meta:cell-count="39" meta:object-count="0"/>
  </office:meta>
</office:document-meta>
</file>